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79000000ECF786D30AB581AEFF.png" manifest:media-type="image/png"/>
  <manifest:file-entry manifest:full-path="Pictures/100000000000034000000077063C780E5CE11B3E.png" manifest:media-type="image/png"/>
  <manifest:file-entry manifest:full-path="Pictures/100002010000046B000000F010D5F9D3391404BE.png" manifest:media-type="image/png"/>
  <manifest:file-entry manifest:full-path="Pictures/10000000000001DE0000025AFFFCA1B64D72AF5B.png" manifest:media-type="image/png"/>
  <manifest:file-entry manifest:full-path="Pictures/100000000000055600000300353A1FE539C8F42F.png" manifest:media-type="image/png"/>
  <manifest:file-entry manifest:full-path="Pictures/1000020100000530000002E08016B92A37A8B0A7.png" manifest:media-type="image/png"/>
  <manifest:file-entry manifest:full-path="Pictures/1000000000000556000003001E0194A20DB65D8C.png" manifest:media-type="image/png"/>
  <manifest:file-entry manifest:full-path="Pictures/100000000000055600000300DDB0EB97DC5198A4.png" manifest:media-type="image/png"/>
  <manifest:file-entry manifest:full-path="Pictures/1000020100000517000002DC3A2EA2EC718154A4.png" manifest:media-type="image/png"/>
  <manifest:file-entry manifest:full-path="Pictures/1000020100000493000002798B39EFB14B3813AC.png" manifest:media-type="image/png"/>
  <manifest:file-entry manifest:full-path="Pictures/10000000000004FB0000025B3BB02F90E34FFE5B.png" manifest:media-type="image/png"/>
  <manifest:file-entry manifest:full-path="Pictures/1000000000000228000001DB6D0876CF3FE7B3EF.png" manifest:media-type="image/png"/>
  <manifest:file-entry manifest:full-path="Pictures/100002010000021600000245F104A126CAB7300A.png" manifest:media-type="image/png"/>
  <manifest:file-entry manifest:full-path="Pictures/10000201000003940000011ED304100C1086A930.png" manifest:media-type="image/png"/>
  <manifest:file-entry manifest:full-path="Pictures/10000000000005560000030053EB999227A6A290.png" manifest:media-type="image/png"/>
  <manifest:file-entry manifest:full-path="Pictures/1000000000000556000003009EC6278B004A6795.png" manifest:media-type="image/png"/>
  <manifest:file-entry manifest:full-path="Pictures/10000000000001E00000016812D78DCB31698093.jpg" manifest:media-type="image/jpeg"/>
  <manifest:file-entry manifest:full-path="Pictures/1000000000000556000003006C3252DFBEC4DB6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f6881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267cm, 0cm, 1.936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39cm, 0cm, 1.912cm, 2.175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361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92cm, 9.078cm, 1.269cm, 9.31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38cm, 9.151cm, 0.962cm, 9.345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48cm, 9.339cm, 1.186cm, 9.561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44cm, 9.314cm, 1.414cm, 9.542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17cm, 8.904cm, 1.31cm, 10.141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638cm, 9.355cm, 3.485cm, 9.402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978cm, 11.602cm, 2.451cm, 10.192cm)" draw:image-opacity="100%" style:mirror="none"/>
    </style:style>
    <style:style style:name="gr14" style:family="graphic" style:parent-style-name="standard">
      <style:graphic-properties draw:stroke="none" svg:stroke-width="0cm" draw:fill="solid" draw:fill-color="#681f2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solid" draw:fill-color="#f6881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979cm, 0cm, 0cm)" draw:image-opacity="100%" style:mirror="none"/>
    </style:style>
    <style:style style:name="pr1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 style:list-style-name="L2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f68813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6" style:family="paragraph">
      <loext:graphic-properties draw:fill="solid" draw:fill-color="#681f26"/>
      <style:paragraph-properties fo:text-align="start" style:font-independent-line-spacing="true"/>
      <style:text-properties fo:font-size="14pt"/>
    </style:style>
    <text:list-style style:name="L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54;p13" draw:style-name="gr1" draw:text-style-name="P1" draw:layer="layout" svg:width="25.399cm" svg:height="14.287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;p13" draw:style-name="gr2" draw:text-style-name="P2" draw:layer="layout" svg:width="11.823cm" svg:height="14.287cm" svg:x="0cm" svg:y="0cm">
          <draw:image xlink:href="Pictures/1000000000000228000001DB6D0876CF3FE7B3EF.png" xlink:type="simple" xlink:show="embed" xlink:actuate="onLoad">
            <text:p/>
          </draw:image>
        </draw:frame>
        <draw:frame draw:name="Google Shape;56;p13" draw:style-name="gr3" draw:text-style-name="P2" draw:layer="layout" svg:width="13.295cm" svg:height="7.468cm" svg:x="12.104cm" svg:y="3.489cm">
          <draw:image xlink:href="Pictures/1000020100000517000002DC3A2EA2EC718154A4.png" xlink:type="simple" xlink:show="embed" xlink:actuate="onLoad">
            <text:p/>
          </draw:image>
        </draw:frame>
        <presentation:notes draw:style-name="dp2">
          <draw:page-thumbnail draw:name="Google Shape;51;g50392f6a01_0_42:notes" draw:style-name="gr4" draw:layer="layout" svg:width="16.932cm" svg:height="9.524cm" svg:x="1.059cm" svg:y="1.905cm" draw:page-number="1" presentation:class="page"/>
          <draw:frame draw:name="Google Shape;52;g50392f6a01_0_42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1T1">
        <draw:frame draw:name="Google Shape;61;p14" draw:style-name="gr5" draw:text-style-name="P2" draw:layer="layout" svg:width="11.222cm" svg:height="10.89cm" svg:x="0cm" svg:y="2.666cm">
          <draw:image xlink:href="Pictures/100002010000021600000245F104A126CAB7300A.png" xlink:type="simple" xlink:show="embed" xlink:actuate="onLoad">
            <text:p/>
          </draw:image>
        </draw:frame>
        <draw:frame draw:name="Google Shape;62;p14" draw:style-name="gr6" draw:text-style-name="P2" draw:layer="layout" svg:width="13.026cm" svg:height="2.797cm" svg:x="5.794cm" svg:y="-0.132cm">
          <draw:image xlink:href="Pictures/10000201000003940000011ED304100C1086A930.png" xlink:type="simple" xlink:show="embed" xlink:actuate="onLoad">
            <text:p/>
          </draw:image>
        </draw:frame>
        <draw:frame draw:name="Google Shape;63;p14" draw:style-name="gr3" draw:text-style-name="P2" draw:layer="layout" svg:width="13.33cm" svg:height="7.205cm" svg:x="11.699cm" svg:y="4.508cm">
          <draw:image xlink:href="Pictures/1000020100000493000002798B39EFB14B3813AC.png" xlink:type="simple" xlink:show="embed" xlink:actuate="onLoad">
            <text:p/>
          </draw:image>
        </draw:frame>
        <presentation:notes draw:style-name="dp2">
          <draw:page-thumbnail draw:name="Google Shape;58;g50392f6a01_0_72:notes" draw:style-name="gr4" draw:layer="layout" svg:width="16.932cm" svg:height="9.524cm" svg:x="1.059cm" svg:y="1.905cm" draw:page-number="2" presentation:class="page"/>
          <draw:frame draw:name="Google Shape;59;g50392f6a01_0_72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frame draw:name="Google Shape;68;p15" draw:style-name="gr7" draw:text-style-name="P2" draw:layer="layout" svg:width="13.572cm" svg:height="14.287cm" svg:x="6.106cm" svg:y="0cm">
          <draw:image xlink:href="Pictures/1000000000000556000003001E0194A20DB65D8C.png" xlink:type="simple" xlink:show="embed" xlink:actuate="onLoad">
            <text:p/>
          </draw:image>
        </draw:frame>
        <presentation:notes draw:style-name="dp2">
          <draw:page-thumbnail draw:name="Google Shape;65;g50392f6a01_0_0:notes" draw:style-name="gr4" draw:layer="layout" svg:width="16.932cm" svg:height="9.524cm" svg:x="1.059cm" svg:y="1.905cm" draw:page-number="3" presentation:class="page"/>
          <draw:frame draw:name="Google Shape;66;g50392f6a01_0_0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1T1">
        <draw:frame draw:name="Google Shape;73;p16" draw:style-name="gr8" draw:text-style-name="P2" draw:layer="layout" svg:width="14.047cm" svg:height="14.385cm" svg:x="5.567cm" svg:y="0cm">
          <draw:image xlink:href="Pictures/1000000000000556000003009EC6278B004A6795.png" xlink:type="simple" xlink:show="embed" xlink:actuate="onLoad">
            <text:p/>
          </draw:image>
        </draw:frame>
        <presentation:notes draw:style-name="dp2">
          <draw:page-thumbnail draw:name="Google Shape;70;g50392f6a01_0_6:notes" draw:style-name="gr4" draw:layer="layout" svg:width="16.932cm" svg:height="9.524cm" svg:x="1.059cm" svg:y="1.905cm" draw:page-number="4" presentation:class="page"/>
          <draw:frame draw:name="Google Shape;71;g50392f6a01_0_6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1T1">
        <draw:frame draw:name="Google Shape;78;p17" draw:style-name="gr3" draw:text-style-name="P2" draw:layer="layout" svg:width="20.608cm" svg:height="15.456cm" svg:x="2.533cm" svg:y="-1.169cm">
          <draw:image xlink:href="Pictures/10000000000001E00000016812D78DCB31698093.jpg" xlink:type="simple" xlink:show="embed" xlink:actuate="onLoad">
            <text:p/>
          </draw:image>
        </draw:frame>
        <presentation:notes draw:style-name="dp2">
          <draw:page-thumbnail draw:name="Google Shape;75;g50392f6a01_0_83:notes" draw:style-name="gr4" draw:layer="layout" svg:width="16.932cm" svg:height="9.524cm" svg:x="1.059cm" svg:y="1.905cm" draw:page-number="5" presentation:class="page"/>
          <draw:frame draw:name="Google Shape;76;g50392f6a01_0_83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1T1">
        <draw:frame draw:name="Google Shape;83;p18" draw:style-name="gr9" draw:text-style-name="P2" draw:layer="layout" svg:width="13.757cm" svg:height="14.415cm" svg:x="5.912cm" svg:y="0cm">
          <draw:image xlink:href="Pictures/10000000000005560000030053EB999227A6A290.png" xlink:type="simple" xlink:show="embed" xlink:actuate="onLoad">
            <text:p/>
          </draw:image>
        </draw:frame>
        <presentation:notes draw:style-name="dp2">
          <draw:page-thumbnail draw:name="Google Shape;80;g50392f6a01_0_12:notes" draw:style-name="gr4" draw:layer="layout" svg:width="16.932cm" svg:height="9.524cm" svg:x="1.059cm" svg:y="1.905cm" draw:page-number="6" presentation:class="page"/>
          <draw:frame draw:name="Google Shape;81;g50392f6a01_0_12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1T1">
        <draw:custom-shape draw:name="Google Shape;88;p19" draw:style-name="gr1" draw:text-style-name="P1" draw:layer="layout" svg:width="25.399cm" svg:height="14.287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9;p19" draw:style-name="gr10" draw:text-style-name="P2" draw:layer="layout" svg:width="13.969cm" svg:height="14.287cm" svg:x="5.774cm" svg:y="0cm">
          <draw:image xlink:href="Pictures/1000000000000556000003006C3252DFBEC4DB68.png" xlink:type="simple" xlink:show="embed" xlink:actuate="onLoad">
            <text:p/>
          </draw:image>
        </draw:frame>
        <presentation:notes draw:style-name="dp2">
          <draw:page-thumbnail draw:name="Google Shape;85;g50392f6a01_0_27:notes" draw:style-name="gr4" draw:layer="layout" svg:width="16.932cm" svg:height="9.524cm" svg:x="1.059cm" svg:y="1.905cm" draw:page-number="7" presentation:class="page"/>
          <draw:frame draw:name="Google Shape;86;g50392f6a01_0_27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1T1">
        <draw:custom-shape draw:name="Google Shape;94;p20" draw:style-name="gr1" draw:text-style-name="P1" draw:layer="layout" svg:width="25.399cm" svg:height="14.287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20" draw:style-name="gr11" draw:text-style-name="P2" draw:layer="layout" svg:width="14.373cm" svg:height="14.286cm" svg:x="5.205cm" svg:y="0.14cm">
          <draw:image xlink:href="Pictures/1000020100000530000002E08016B92A37A8B0A7.png" xlink:type="simple" xlink:show="embed" xlink:actuate="onLoad">
            <text:p/>
          </draw:image>
        </draw:frame>
        <presentation:notes draw:style-name="dp2">
          <draw:page-thumbnail draw:name="Google Shape;91;g50392f6a01_0_36:notes" draw:style-name="gr4" draw:layer="layout" svg:width="16.932cm" svg:height="9.524cm" svg:x="1.059cm" svg:y="1.905cm" draw:page-number="8" presentation:class="page"/>
          <draw:frame draw:name="Google Shape;92;g50392f6a01_0_36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1T1">
        <draw:custom-shape draw:name="Google Shape;100;p21" draw:style-name="gr1" draw:text-style-name="P1" draw:layer="layout" svg:width="25.399cm" svg:height="14.287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1;p21" draw:style-name="gr12" draw:text-style-name="P2" draw:layer="layout" svg:width="25.399cm" svg:height="11.974cm" svg:x="0cm" svg:y="1.156cm">
          <draw:image xlink:href="Pictures/100000000000055600000300DDB0EB97DC5198A4.png" xlink:type="simple" xlink:show="embed" xlink:actuate="onLoad">
            <text:p/>
          </draw:image>
        </draw:frame>
        <presentation:notes draw:style-name="dp2">
          <draw:page-thumbnail draw:name="Google Shape;97;g50392f6a01_0_17:notes" draw:style-name="gr4" draw:layer="layout" svg:width="16.932cm" svg:height="9.524cm" svg:x="1.059cm" svg:y="1.905cm" draw:page-number="9" presentation:class="page"/>
          <draw:frame draw:name="Google Shape;98;g50392f6a01_0_17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1T1">
        <draw:frame draw:name="Google Shape;106;p22" presentation:style-name="pr10" draw:text-style-name="P4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07;p22" presentation:style-name="pr11" draw:text-style-name="P5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08;p22" draw:style-name="gr3" draw:text-style-name="P2" draw:layer="layout" svg:width="25.399cm" svg:height="12.012cm" svg:x="0cm" svg:y="1.137cm">
          <draw:image xlink:href="Pictures/10000000000004FB0000025B3BB02F90E34FFE5B.png" xlink:type="simple" xlink:show="embed" xlink:actuate="onLoad">
            <text:p/>
          </draw:image>
        </draw:frame>
        <presentation:notes draw:style-name="dp2">
          <draw:page-thumbnail draw:name="Google Shape;103;g50392f6a01_0_91:notes" draw:style-name="gr4" draw:layer="layout" svg:width="16.932cm" svg:height="9.524cm" svg:x="1.059cm" svg:y="1.905cm" draw:page-number="10" presentation:class="page"/>
          <draw:frame draw:name="Google Shape;104;g50392f6a01_0_91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1T1">
        <draw:custom-shape draw:name="Google Shape;113;p23" draw:style-name="gr1" draw:text-style-name="P1" draw:layer="layout" svg:width="25.399cm" svg:height="14.287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23" draw:style-name="gr13" draw:text-style-name="P2" draw:layer="layout" svg:width="15.899cm" svg:height="14.287cm" svg:x="4.624cm" svg:y="0cm">
          <draw:image xlink:href="Pictures/100000000000055600000300353A1FE539C8F42F.png" xlink:type="simple" xlink:show="embed" xlink:actuate="onLoad">
            <text:p/>
          </draw:image>
        </draw:frame>
        <presentation:notes draw:style-name="dp2">
          <draw:page-thumbnail draw:name="Google Shape;110;g50392f6a01_0_22:notes" draw:style-name="gr4" draw:layer="layout" svg:width="16.932cm" svg:height="9.524cm" svg:x="1.059cm" svg:y="1.905cm" draw:page-number="11" presentation:class="page"/>
          <draw:frame draw:name="Google Shape;111;g50392f6a01_0_22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1T1">
        <draw:custom-shape draw:name="Google Shape;119;p24" draw:style-name="gr1" draw:text-style-name="P1" draw:layer="layout" svg:width="25.399cm" svg:height="14.287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0;p24" draw:style-name="gr3" draw:text-style-name="P2" draw:layer="layout" svg:width="11.344cm" svg:height="14.287cm" svg:x="14.055cm" svg:y="0cm">
          <draw:image xlink:href="Pictures/10000000000001DE0000025AFFFCA1B64D72AF5B.png" xlink:type="simple" xlink:show="embed" xlink:actuate="onLoad">
            <text:p/>
          </draw:image>
        </draw:frame>
        <draw:custom-shape draw:name="Google Shape;121;p24" draw:style-name="gr14" draw:text-style-name="P6" draw:layer="layout" svg:width="15.554cm" svg:height="3.9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2;p24" draw:style-name="gr3" draw:text-style-name="P2" draw:layer="layout" svg:width="13.887cm" svg:height="3.321cm" svg:x="0.803cm" svg:y="3.95cm">
          <draw:image xlink:href="Pictures/100002010000046B000000F010D5F9D3391404BE.png" xlink:type="simple" xlink:show="embed" xlink:actuate="onLoad">
            <text:p/>
          </draw:image>
        </draw:frame>
        <draw:custom-shape draw:name="Google Shape;123;p24" draw:style-name="gr14" draw:text-style-name="P6" draw:layer="layout" svg:width="15.554cm" svg:height="6.897cm" svg:x="-0.031cm" svg:y="7.3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24" draw:style-name="gr15" draw:text-style-name="P1" draw:layer="layout" svg:width="15.897cm" svg:height="3.447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4" draw:style-name="gr15" draw:text-style-name="P1" draw:layer="layout" svg:width="15.897cm" svg:height="0.562cm" svg:x="0cm" svg:y="7.8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6;p24" draw:style-name="gr3" draw:text-style-name="P2" draw:layer="layout" svg:width="14.713cm" svg:height="1.823cm" svg:x="-0.031cm" svg:y="7.175cm">
          <draw:image xlink:href="Pictures/100000000000034000000077063C780E5CE11B3E.png" xlink:type="simple" xlink:show="embed" xlink:actuate="onLoad">
            <text:p/>
          </draw:image>
        </draw:frame>
        <draw:frame draw:name="Google Shape;127;p24" draw:style-name="gr16" draw:text-style-name="P2" draw:layer="layout" svg:width="10.716cm" svg:height="1.823cm" svg:x="14.683cm" svg:y="7.175cm">
          <draw:image xlink:href="Pictures/100000000000034000000077063C780E5CE11B3E.png" xlink:type="simple" xlink:show="embed" xlink:actuate="onLoad">
            <text:p/>
          </draw:image>
        </draw:frame>
        <draw:frame draw:name="Google Shape;128;p24" draw:style-name="gr3" draw:text-style-name="P2" draw:layer="layout" svg:width="12.838cm" svg:height="3.018cm" svg:x="1.521cm" svg:y="4.156cm">
          <draw:image xlink:href="Pictures/1000020100000379000000ECF786D30AB581AEFF.png" xlink:type="simple" xlink:show="embed" xlink:actuate="onLoad">
            <text:p/>
          </draw:image>
        </draw:frame>
        <presentation:notes draw:style-name="dp2">
          <draw:page-thumbnail draw:name="Google Shape;116;g50392f6a01_0_56:notes" draw:style-name="gr4" draw:layer="layout" svg:width="16.932cm" svg:height="9.524cm" svg:x="1.059cm" svg:y="1.905cm" draw:page-number="12" presentation:class="page"/>
          <draw:frame draw:name="Google Shape;117;g50392f6a01_0_56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68813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6881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4"/>
    <meta:generator>LibreOfficeDev/6.0.5.2$Linux_X86_64 LibreOffice_project/</meta:generator>
  </office:meta>
</office:document-meta>
</file>